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d3a0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d3a0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d3a0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d3a0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d3a0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d3a0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d3a0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d3a0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d3a0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d3a0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d3a0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d3a0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d3a0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d3a0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d3a0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d3a0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d3a0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Kristell De Los Àngeles Guerra Gonzal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Pedro María Freites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4/1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28080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Tomas Segundo Guerra Quinter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078120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33.49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81" meta:character-count="1190" meta:non-whitespace-character-count="1019"/>
    <meta:template xlink:type="simple" xlink:actuate="onRequest" xlink:title="Normal" xlink:href=""/>
  </office:meta>
</office:document-meta>
</file>